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30.36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605_14:10:46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0:8:b9:18:54:e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194232" calcext:value-type="float">
            <text:p>194232</text:p>
          </table:table-cell>
          <table:table-cell office:value-type="float" office:value="186886" calcext:value-type="float">
            <text:p>186886</text:p>
          </table:table-cell>
          <table:table-cell office:value-type="float" office:value="7346" calcext:value-type="float">
            <text:p>7346</text:p>
          </table:table-cell>
          <table:table-cell/>
          <table:table-cell office:value-type="float" office:value="134944" calcext:value-type="float">
            <text:p>134944</text:p>
          </table:table-cell>
          <table:table-cell office:value-type="float" office:value="124201" calcext:value-type="float">
            <text:p>124201</text:p>
          </table:table-cell>
          <table:table-cell office:value-type="float" office:value="10743" calcext:value-type="float">
            <text:p>10743</text:p>
          </table:table-cell>
          <table:table-cell/>
          <table:table-cell office:value-type="float" office:value="351226" calcext:value-type="float">
            <text:p>351226</text:p>
          </table:table-cell>
          <table:table-cell office:value-type="float" office:value="275835" calcext:value-type="float">
            <text:p>275835</text:p>
          </table:table-cell>
          <table:table-cell office:value-type="float" office:value="75391" calcext:value-type="float">
            <text:p>75391</text:p>
          </table:table-cell>
          <table:table-cell/>
          <table:table-cell table:formula="of:=[.M2]/([.E2]+[.I2]+[.M2])" office:value-type="percentage" office:value="0.806493367565255" calcext:value-type="percentage">
            <text:p>80.65%</text:p>
          </table:table-cell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181208" calcext:value-type="float">
            <text:p>181208</text:p>
          </table:table-cell>
          <table:table-cell office:value-type="float" office:value="174482" calcext:value-type="float">
            <text:p>174482</text:p>
          </table:table-cell>
          <table:table-cell office:value-type="float" office:value="6726" calcext:value-type="float">
            <text:p>6726</text:p>
          </table:table-cell>
          <table:table-cell/>
          <table:table-cell office:value-type="float" office:value="148245" calcext:value-type="float">
            <text:p>148245</text:p>
          </table:table-cell>
          <table:table-cell office:value-type="float" office:value="136553" calcext:value-type="float">
            <text:p>136553</text:p>
          </table:table-cell>
          <table:table-cell office:value-type="float" office:value="11692" calcext:value-type="float">
            <text:p>11692</text:p>
          </table:table-cell>
          <table:table-cell/>
          <table:table-cell office:value-type="float" office:value="344643" calcext:value-type="float">
            <text:p>344643</text:p>
          </table:table-cell>
          <table:table-cell office:value-type="float" office:value="268863" calcext:value-type="float">
            <text:p>268863</text:p>
          </table:table-cell>
          <table:table-cell office:value-type="float" office:value="75780" calcext:value-type="float">
            <text:p>75780</text:p>
          </table:table-cell>
          <table:table-cell/>
          <table:table-cell table:formula="of:=[.M3]/([.E3]+[.I3]+[.M3])" office:value-type="percentage" office:value="0.804475678889148" calcext:value-type="percentage">
            <text:p>80.45%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144034" calcext:value-type="float">
            <text:p>144034</text:p>
          </table:table-cell>
          <table:table-cell office:value-type="float" office:value="138610" calcext:value-type="float">
            <text:p>138610</text:p>
          </table:table-cell>
          <table:table-cell office:value-type="float" office:value="5424" calcext:value-type="float">
            <text:p>5424</text:p>
          </table:table-cell>
          <table:table-cell/>
          <table:table-cell office:value-type="float" office:value="132772" calcext:value-type="float">
            <text:p>132772</text:p>
          </table:table-cell>
          <table:table-cell office:value-type="float" office:value="121500" calcext:value-type="float">
            <text:p>121500</text:p>
          </table:table-cell>
          <table:table-cell office:value-type="float" office:value="11272" calcext:value-type="float">
            <text:p>11272</text:p>
          </table:table-cell>
          <table:table-cell/>
          <table:table-cell office:value-type="float" office:value="358593" calcext:value-type="float">
            <text:p>358593</text:p>
          </table:table-cell>
          <table:table-cell office:value-type="float" office:value="281478" calcext:value-type="float">
            <text:p>281478</text:p>
          </table:table-cell>
          <table:table-cell office:value-type="float" office:value="77115" calcext:value-type="float">
            <text:p>77115</text:p>
          </table:table-cell>
          <table:table-cell/>
          <table:table-cell table:formula="of:=[.M4]/([.E4]+[.I4]+[.M4])" office:value-type="percentage" office:value="0.822025135645074" calcext:value-type="percentage">
            <text:p>82.20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180209" calcext:value-type="float">
            <text:p>180209</text:p>
          </table:table-cell>
          <table:table-cell office:value-type="float" office:value="173953" calcext:value-type="float">
            <text:p>173953</text:p>
          </table:table-cell>
          <table:table-cell office:value-type="float" office:value="6256" calcext:value-type="float">
            <text:p>6256</text:p>
          </table:table-cell>
          <table:table-cell/>
          <table:table-cell office:value-type="float" office:value="151809" calcext:value-type="float">
            <text:p>151809</text:p>
          </table:table-cell>
          <table:table-cell office:value-type="float" office:value="139678" calcext:value-type="float">
            <text:p>139678</text:p>
          </table:table-cell>
          <table:table-cell office:value-type="float" office:value="12131" calcext:value-type="float">
            <text:p>12131</text:p>
          </table:table-cell>
          <table:table-cell/>
          <table:table-cell office:value-type="float" office:value="347276" calcext:value-type="float">
            <text:p>347276</text:p>
          </table:table-cell>
          <table:table-cell office:value-type="float" office:value="270748" calcext:value-type="float">
            <text:p>270748</text:p>
          </table:table-cell>
          <table:table-cell office:value-type="float" office:value="76528" calcext:value-type="float">
            <text:p>76528</text:p>
          </table:table-cell>
          <table:table-cell/>
          <table:table-cell table:formula="of:=[.M5]/([.E5]+[.I5]+[.M5])" office:value-type="percentage" office:value="0.806279302533846" calcext:value-type="percentage">
            <text:p>80.63%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195690" calcext:value-type="float">
            <text:p>195690</text:p>
          </table:table-cell>
          <table:table-cell office:value-type="float" office:value="188441" calcext:value-type="float">
            <text:p>188441</text:p>
          </table:table-cell>
          <table:table-cell office:value-type="float" office:value="7249" calcext:value-type="float">
            <text:p>7249</text:p>
          </table:table-cell>
          <table:table-cell/>
          <table:table-cell office:value-type="float" office:value="133359" calcext:value-type="float">
            <text:p>133359</text:p>
          </table:table-cell>
          <table:table-cell office:value-type="float" office:value="122685" calcext:value-type="float">
            <text:p>122685</text:p>
          </table:table-cell>
          <table:table-cell office:value-type="float" office:value="10674" calcext:value-type="float">
            <text:p>10674</text:p>
          </table:table-cell>
          <table:table-cell/>
          <table:table-cell office:value-type="float" office:value="346266" calcext:value-type="float">
            <text:p>346266</text:p>
          </table:table-cell>
          <table:table-cell office:value-type="float" office:value="270302" calcext:value-type="float">
            <text:p>270302</text:p>
          </table:table-cell>
          <table:table-cell office:value-type="float" office:value="75964" calcext:value-type="float">
            <text:p>75964</text:p>
          </table:table-cell>
          <table:table-cell/>
          <table:table-cell table:formula="of:=[.M6]/([.E6]+[.I6]+[.M6])" office:value-type="percentage" office:value="0.809100301426182" calcext:value-type="percentage">
            <text:p>80.91%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165212" calcext:value-type="float">
            <text:p>165212</text:p>
          </table:table-cell>
          <table:table-cell office:value-type="float" office:value="157893" calcext:value-type="float">
            <text:p>157893</text:p>
          </table:table-cell>
          <table:table-cell office:value-type="float" office:value="7319" calcext:value-type="float">
            <text:p>7319</text:p>
          </table:table-cell>
          <table:table-cell/>
          <table:table-cell office:value-type="float" office:value="118138" calcext:value-type="float">
            <text:p>118138</text:p>
          </table:table-cell>
          <table:table-cell office:value-type="float" office:value="107598" calcext:value-type="float">
            <text:p>107598</text:p>
          </table:table-cell>
          <table:table-cell office:value-type="float" office:value="10540" calcext:value-type="float">
            <text:p>10540</text:p>
          </table:table-cell>
          <table:table-cell/>
          <table:table-cell office:value-type="float" office:value="358680" calcext:value-type="float">
            <text:p>358680</text:p>
          </table:table-cell>
          <table:table-cell office:value-type="float" office:value="282914" calcext:value-type="float">
            <text:p>282914</text:p>
          </table:table-cell>
          <table:table-cell office:value-type="float" office:value="75766" calcext:value-type="float">
            <text:p>75766</text:p>
          </table:table-cell>
          <table:table-cell/>
          <table:table-cell table:formula="of:=[.M7]/([.E7]+[.I7]+[.M7])" office:value-type="percentage" office:value="0.809249666221629" calcext:value-type="percentage">
            <text:p>80.92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147004" calcext:value-type="float">
            <text:p>147004</text:p>
          </table:table-cell>
          <table:table-cell office:value-type="float" office:value="140728" calcext:value-type="float">
            <text:p>140728</text:p>
          </table:table-cell>
          <table:table-cell office:value-type="float" office:value="6276" calcext:value-type="float">
            <text:p>6276</text:p>
          </table:table-cell>
          <table:table-cell/>
          <table:table-cell office:value-type="float" office:value="98153" calcext:value-type="float">
            <text:p>98153</text:p>
          </table:table-cell>
          <table:table-cell office:value-type="float" office:value="90334" calcext:value-type="float">
            <text:p>90334</text:p>
          </table:table-cell>
          <table:table-cell office:value-type="float" office:value="7819" calcext:value-type="float">
            <text:p>7819</text:p>
          </table:table-cell>
          <table:table-cell/>
          <table:table-cell office:value-type="float" office:value="366185" calcext:value-type="float">
            <text:p>366185</text:p>
          </table:table-cell>
          <table:table-cell office:value-type="float" office:value="289257" calcext:value-type="float">
            <text:p>289257</text:p>
          </table:table-cell>
          <table:table-cell office:value-type="float" office:value="76928" calcext:value-type="float">
            <text:p>76928</text:p>
          </table:table-cell>
          <table:table-cell/>
          <table:table-cell table:formula="of:=[.M8]/([.E8]+[.I8]+[.M8])" office:value-type="percentage" office:value="0.845149028267581" calcext:value-type="percentage">
            <text:p>84.51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154550" calcext:value-type="float">
            <text:p>154550</text:p>
          </table:table-cell>
          <table:table-cell office:value-type="float" office:value="148108" calcext:value-type="float">
            <text:p>148108</text:p>
          </table:table-cell>
          <table:table-cell office:value-type="float" office:value="6442" calcext:value-type="float">
            <text:p>6442</text:p>
          </table:table-cell>
          <table:table-cell/>
          <table:table-cell office:value-type="float" office:value="116187" calcext:value-type="float">
            <text:p>116187</text:p>
          </table:table-cell>
          <table:table-cell office:value-type="float" office:value="106551" calcext:value-type="float">
            <text:p>106551</text:p>
          </table:table-cell>
          <table:table-cell office:value-type="float" office:value="9636" calcext:value-type="float">
            <text:p>9636</text:p>
          </table:table-cell>
          <table:table-cell/>
          <table:table-cell office:value-type="float" office:value="362930" calcext:value-type="float">
            <text:p>362930</text:p>
          </table:table-cell>
          <table:table-cell office:value-type="float" office:value="285813" calcext:value-type="float">
            <text:p>285813</text:p>
          </table:table-cell>
          <table:table-cell office:value-type="float" office:value="77117" calcext:value-type="float">
            <text:p>77117</text:p>
          </table:table-cell>
          <table:table-cell/>
          <table:table-cell table:formula="of:=[.M9]/([.E9]+[.I9]+[.M9])" office:value-type="percentage" office:value="0.827480015022265" calcext:value-type="percentage">
            <text:p>82.75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179617" calcext:value-type="float">
            <text:p>179617</text:p>
          </table:table-cell>
          <table:table-cell office:value-type="float" office:value="172004" calcext:value-type="float">
            <text:p>172004</text:p>
          </table:table-cell>
          <table:table-cell office:value-type="float" office:value="7613" calcext:value-type="float">
            <text:p>7613</text:p>
          </table:table-cell>
          <table:table-cell/>
          <table:table-cell office:value-type="float" office:value="124752" calcext:value-type="float">
            <text:p>124752</text:p>
          </table:table-cell>
          <table:table-cell office:value-type="float" office:value="114382" calcext:value-type="float">
            <text:p>114382</text:p>
          </table:table-cell>
          <table:table-cell office:value-type="float" office:value="10370" calcext:value-type="float">
            <text:p>10370</text:p>
          </table:table-cell>
          <table:table-cell/>
          <table:table-cell office:value-type="float" office:value="352482" calcext:value-type="float">
            <text:p>352482</text:p>
          </table:table-cell>
          <table:table-cell office:value-type="float" office:value="277233" calcext:value-type="float">
            <text:p>277233</text:p>
          </table:table-cell>
          <table:table-cell office:value-type="float" office:value="75249" calcext:value-type="float">
            <text:p>75249</text:p>
          </table:table-cell>
          <table:table-cell/>
          <table:table-cell table:formula="of:=[.M10]/([.E10]+[.I10]+[.M10])" office:value-type="percentage" office:value="0.807115582632573" calcext:value-type="percentage">
            <text:p>80.71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193658" calcext:value-type="float">
            <text:p>193658</text:p>
          </table:table-cell>
          <table:table-cell office:value-type="float" office:value="186309" calcext:value-type="float">
            <text:p>186309</text:p>
          </table:table-cell>
          <table:table-cell office:value-type="float" office:value="7349" calcext:value-type="float">
            <text:p>7349</text:p>
          </table:table-cell>
          <table:table-cell/>
          <table:table-cell office:value-type="float" office:value="141370" calcext:value-type="float">
            <text:p>141370</text:p>
          </table:table-cell>
          <table:table-cell office:value-type="float" office:value="130933" calcext:value-type="float">
            <text:p>130933</text:p>
          </table:table-cell>
          <table:table-cell office:value-type="float" office:value="10437" calcext:value-type="float">
            <text:p>10437</text:p>
          </table:table-cell>
          <table:table-cell/>
          <table:table-cell office:value-type="float" office:value="350451" calcext:value-type="float">
            <text:p>350451</text:p>
          </table:table-cell>
          <table:table-cell office:value-type="float" office:value="274828" calcext:value-type="float">
            <text:p>274828</text:p>
          </table:table-cell>
          <table:table-cell office:value-type="float" office:value="75623" calcext:value-type="float">
            <text:p>75623</text:p>
          </table:table-cell>
          <table:table-cell/>
          <table:table-cell table:formula="of:=[.M11]/([.E11]+[.I11]+[.M11])" office:value-type="percentage" office:value="0.809590082326114" calcext:value-type="percentage">
            <text:p>80.96%</text:p>
          </table:table-cell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114243" calcext:value-type="float">
            <text:p>114243</text:p>
          </table:table-cell>
          <table:table-cell office:value-type="float" office:value="109584" calcext:value-type="float">
            <text:p>109584</text:p>
          </table:table-cell>
          <table:table-cell office:value-type="float" office:value="4659" calcext:value-type="float">
            <text:p>4659</text:p>
          </table:table-cell>
          <table:table-cell/>
          <table:table-cell office:value-type="float" office:value="134218" calcext:value-type="float">
            <text:p>134218</text:p>
          </table:table-cell>
          <table:table-cell office:value-type="float" office:value="124453" calcext:value-type="float">
            <text:p>124453</text:p>
          </table:table-cell>
          <table:table-cell office:value-type="float" office:value="9765" calcext:value-type="float">
            <text:p>9765</text:p>
          </table:table-cell>
          <table:table-cell/>
          <table:table-cell office:value-type="float" office:value="359527" calcext:value-type="float">
            <text:p>359527</text:p>
          </table:table-cell>
          <table:table-cell office:value-type="float" office:value="282492" calcext:value-type="float">
            <text:p>282492</text:p>
          </table:table-cell>
          <table:table-cell office:value-type="float" office:value="77035" calcext:value-type="float">
            <text:p>77035</text:p>
          </table:table-cell>
          <table:table-cell/>
          <table:table-cell table:formula="of:=[.M12]/([.E12]+[.I12]+[.M12])" office:value-type="percentage" office:value="0.842289987863414" calcext:value-type="percentage">
            <text:p>84.23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198968" calcext:value-type="float">
            <text:p>198968</text:p>
          </table:table-cell>
          <table:table-cell office:value-type="float" office:value="191560" calcext:value-type="float">
            <text:p>191560</text:p>
          </table:table-cell>
          <table:table-cell office:value-type="float" office:value="7408" calcext:value-type="float">
            <text:p>7408</text:p>
          </table:table-cell>
          <table:table-cell/>
          <table:table-cell office:value-type="float" office:value="128314" calcext:value-type="float">
            <text:p>128314</text:p>
          </table:table-cell>
          <table:table-cell office:value-type="float" office:value="117923" calcext:value-type="float">
            <text:p>117923</text:p>
          </table:table-cell>
          <table:table-cell office:value-type="float" office:value="10391" calcext:value-type="float">
            <text:p>10391</text:p>
          </table:table-cell>
          <table:table-cell/>
          <table:table-cell office:value-type="float" office:value="349580" calcext:value-type="float">
            <text:p>349580</text:p>
          </table:table-cell>
          <table:table-cell office:value-type="float" office:value="273967" calcext:value-type="float">
            <text:p>273967</text:p>
          </table:table-cell>
          <table:table-cell office:value-type="float" office:value="75613" calcext:value-type="float">
            <text:p>75613</text:p>
          </table:table-cell>
          <table:table-cell/>
          <table:table-cell table:formula="of:=[.M13]/([.E13]+[.I13]+[.M13])" office:value-type="percentage" office:value="0.809457029075494" calcext:value-type="percentage">
            <text:p>80.95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205759" calcext:value-type="float">
            <text:p>205759</text:p>
          </table:table-cell>
          <table:table-cell office:value-type="float" office:value="198009" calcext:value-type="float">
            <text:p>198009</text:p>
          </table:table-cell>
          <table:table-cell office:value-type="float" office:value="7750" calcext:value-type="float">
            <text:p>7750</text:p>
          </table:table-cell>
          <table:table-cell/>
          <table:table-cell office:value-type="float" office:value="127743" calcext:value-type="float">
            <text:p>127743</text:p>
          </table:table-cell>
          <table:table-cell office:value-type="float" office:value="118088" calcext:value-type="float">
            <text:p>118088</text:p>
          </table:table-cell>
          <table:table-cell office:value-type="float" office:value="9655" calcext:value-type="float">
            <text:p>9655</text:p>
          </table:table-cell>
          <table:table-cell/>
          <table:table-cell office:value-type="float" office:value="349742" calcext:value-type="float">
            <text:p>349742</text:p>
          </table:table-cell>
          <table:table-cell office:value-type="float" office:value="274366" calcext:value-type="float">
            <text:p>274366</text:p>
          </table:table-cell>
          <table:table-cell office:value-type="float" office:value="75376" calcext:value-type="float">
            <text:p>75376</text:p>
          </table:table-cell>
          <table:table-cell/>
          <table:table-cell table:formula="of:=[.M14]/([.E14]+[.I14]+[.M14])" office:value-type="percentage" office:value="0.812407712786023" calcext:value-type="percentage">
            <text:p>81.24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118681" calcext:value-type="float">
            <text:p>118681</text:p>
          </table:table-cell>
          <table:table-cell office:value-type="float" office:value="113865" calcext:value-type="float">
            <text:p>113865</text:p>
          </table:table-cell>
          <table:table-cell office:value-type="float" office:value="4816" calcext:value-type="float">
            <text:p>4816</text:p>
          </table:table-cell>
          <table:table-cell/>
          <table:table-cell office:value-type="float" office:value="136804" calcext:value-type="float">
            <text:p>136804</text:p>
          </table:table-cell>
          <table:table-cell office:value-type="float" office:value="126405" calcext:value-type="float">
            <text:p>126405</text:p>
          </table:table-cell>
          <table:table-cell office:value-type="float" office:value="10399" calcext:value-type="float">
            <text:p>10399</text:p>
          </table:table-cell>
          <table:table-cell/>
          <table:table-cell office:value-type="float" office:value="364977" calcext:value-type="float">
            <text:p>364977</text:p>
          </table:table-cell>
          <table:table-cell office:value-type="float" office:value="288078" calcext:value-type="float">
            <text:p>288078</text:p>
          </table:table-cell>
          <table:table-cell office:value-type="float" office:value="76899" calcext:value-type="float">
            <text:p>76899</text:p>
          </table:table-cell>
          <table:table-cell/>
          <table:table-cell table:formula="of:=[.M15]/([.E15]+[.I15]+[.M15])" office:value-type="percentage" office:value="0.834824239529279" calcext:value-type="percentage">
            <text:p>83.48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169383" calcext:value-type="float">
            <text:p>169383</text:p>
          </table:table-cell>
          <table:table-cell office:value-type="float" office:value="163884" calcext:value-type="float">
            <text:p>163884</text:p>
          </table:table-cell>
          <table:table-cell office:value-type="float" office:value="5499" calcext:value-type="float">
            <text:p>5499</text:p>
          </table:table-cell>
          <table:table-cell/>
          <table:table-cell office:value-type="float" office:value="156132" calcext:value-type="float">
            <text:p>156132</text:p>
          </table:table-cell>
          <table:table-cell office:value-type="float" office:value="143650" calcext:value-type="float">
            <text:p>143650</text:p>
          </table:table-cell>
          <table:table-cell office:value-type="float" office:value="12482" calcext:value-type="float">
            <text:p>12482</text:p>
          </table:table-cell>
          <table:table-cell/>
          <table:table-cell office:value-type="float" office:value="347797" calcext:value-type="float">
            <text:p>347797</text:p>
          </table:table-cell>
          <table:table-cell office:value-type="float" office:value="271025" calcext:value-type="float">
            <text:p>271025</text:p>
          </table:table-cell>
          <table:table-cell office:value-type="float" office:value="76772" calcext:value-type="float">
            <text:p>76772</text:p>
          </table:table-cell>
          <table:table-cell/>
          <table:table-cell table:formula="of:=[.M16]/([.E16]+[.I16]+[.M16])" office:value-type="percentage" office:value="0.810232921385075" calcext:value-type="percentage">
            <text:p>81.02%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173505" calcext:value-type="float">
            <text:p>173505</text:p>
          </table:table-cell>
          <table:table-cell office:value-type="float" office:value="166933" calcext:value-type="float">
            <text:p>166933</text:p>
          </table:table-cell>
          <table:table-cell office:value-type="float" office:value="6572" calcext:value-type="float">
            <text:p>6572</text:p>
          </table:table-cell>
          <table:table-cell/>
          <table:table-cell office:value-type="float" office:value="156546" calcext:value-type="float">
            <text:p>156546</text:p>
          </table:table-cell>
          <table:table-cell office:value-type="float" office:value="144347" calcext:value-type="float">
            <text:p>144347</text:p>
          </table:table-cell>
          <table:table-cell office:value-type="float" office:value="12199" calcext:value-type="float">
            <text:p>12199</text:p>
          </table:table-cell>
          <table:table-cell/>
          <table:table-cell office:value-type="float" office:value="343003" calcext:value-type="float">
            <text:p>343003</text:p>
          </table:table-cell>
          <table:table-cell office:value-type="float" office:value="267111" calcext:value-type="float">
            <text:p>267111</text:p>
          </table:table-cell>
          <table:table-cell office:value-type="float" office:value="75892" calcext:value-type="float">
            <text:p>75892</text:p>
          </table:table-cell>
          <table:table-cell/>
          <table:table-cell table:formula="of:=[.M17]/([.E17]+[.I17]+[.M17])" office:value-type="percentage" office:value="0.801707108373916" calcext:value-type="percentage">
            <text:p>80.17%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192435" calcext:value-type="float">
            <text:p>192435</text:p>
          </table:table-cell>
          <table:table-cell office:value-type="float" office:value="185436" calcext:value-type="float">
            <text:p>185436</text:p>
          </table:table-cell>
          <table:table-cell office:value-type="float" office:value="6999" calcext:value-type="float">
            <text:p>6999</text:p>
          </table:table-cell>
          <table:table-cell/>
          <table:table-cell office:value-type="float" office:value="144302" calcext:value-type="float">
            <text:p>144302</text:p>
          </table:table-cell>
          <table:table-cell office:value-type="float" office:value="132697" calcext:value-type="float">
            <text:p>132697</text:p>
          </table:table-cell>
          <table:table-cell office:value-type="float" office:value="11605" calcext:value-type="float">
            <text:p>11605</text:p>
          </table:table-cell>
          <table:table-cell/>
          <table:table-cell office:value-type="float" office:value="344317" calcext:value-type="float">
            <text:p>344317</text:p>
          </table:table-cell>
          <table:table-cell office:value-type="float" office:value="267971" calcext:value-type="float">
            <text:p>267971</text:p>
          </table:table-cell>
          <table:table-cell office:value-type="float" office:value="76346" calcext:value-type="float">
            <text:p>76346</text:p>
          </table:table-cell>
          <table:table-cell/>
          <table:table-cell table:formula="of:=[.M18]/([.E18]+[.I18]+[.M18])" office:value-type="percentage" office:value="0.804065297525013" calcext:value-type="percentage">
            <text:p>80.41%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153773" calcext:value-type="float">
            <text:p>153773</text:p>
          </table:table-cell>
          <table:table-cell office:value-type="float" office:value="147727" calcext:value-type="float">
            <text:p>147727</text:p>
          </table:table-cell>
          <table:table-cell office:value-type="float" office:value="6046" calcext:value-type="float">
            <text:p>6046</text:p>
          </table:table-cell>
          <table:table-cell/>
          <table:table-cell office:value-type="float" office:value="161969" calcext:value-type="float">
            <text:p>161969</text:p>
          </table:table-cell>
          <table:table-cell office:value-type="float" office:value="149952" calcext:value-type="float">
            <text:p>149952</text:p>
          </table:table-cell>
          <table:table-cell office:value-type="float" office:value="12017" calcext:value-type="float">
            <text:p>12017</text:p>
          </table:table-cell>
          <table:table-cell/>
          <table:table-cell office:value-type="float" office:value="346170" calcext:value-type="float">
            <text:p>346170</text:p>
          </table:table-cell>
          <table:table-cell office:value-type="float" office:value="270053" calcext:value-type="float">
            <text:p>270053</text:p>
          </table:table-cell>
          <table:table-cell office:value-type="float" office:value="76117" calcext:value-type="float">
            <text:p>76117</text:p>
          </table:table-cell>
          <table:table-cell/>
          <table:table-cell table:formula="of:=[.M19]/([.E19]+[.I19]+[.M19])" office:value-type="percentage" office:value="0.808207687407093" calcext:value-type="percentage">
            <text:p>80.82%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170045" calcext:value-type="float">
            <text:p>170045</text:p>
          </table:table-cell>
          <table:table-cell office:value-type="float" office:value="163600" calcext:value-type="float">
            <text:p>163600</text:p>
          </table:table-cell>
          <table:table-cell office:value-type="float" office:value="6445" calcext:value-type="float">
            <text:p>6445</text:p>
          </table:table-cell>
          <table:table-cell/>
          <table:table-cell office:value-type="float" office:value="159238" calcext:value-type="float">
            <text:p>159238</text:p>
          </table:table-cell>
          <table:table-cell office:value-type="float" office:value="146556" calcext:value-type="float">
            <text:p>146556</text:p>
          </table:table-cell>
          <table:table-cell office:value-type="float" office:value="12682" calcext:value-type="float">
            <text:p>12682</text:p>
          </table:table-cell>
          <table:table-cell/>
          <table:table-cell office:value-type="float" office:value="344398" calcext:value-type="float">
            <text:p>344398</text:p>
          </table:table-cell>
          <table:table-cell office:value-type="float" office:value="267998" calcext:value-type="float">
            <text:p>267998</text:p>
          </table:table-cell>
          <table:table-cell office:value-type="float" office:value="76400" calcext:value-type="float">
            <text:p>76400</text:p>
          </table:table-cell>
          <table:table-cell/>
          <table:table-cell table:formula="of:=[.M20]/([.E20]+[.I20]+[.M20])" office:value-type="percentage" office:value="0.799773885917071" calcext:value-type="percentage">
            <text:p>79.98%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166878" calcext:value-type="float">
            <text:p>166878</text:p>
          </table:table-cell>
          <table:table-cell office:value-type="float" office:value="160853" calcext:value-type="float">
            <text:p>160853</text:p>
          </table:table-cell>
          <table:table-cell office:value-type="float" office:value="6025" calcext:value-type="float">
            <text:p>6025</text:p>
          </table:table-cell>
          <table:table-cell/>
          <table:table-cell office:value-type="float" office:value="152407" calcext:value-type="float">
            <text:p>152407</text:p>
          </table:table-cell>
          <table:table-cell office:value-type="float" office:value="140074" calcext:value-type="float">
            <text:p>140074</text:p>
          </table:table-cell>
          <table:table-cell office:value-type="float" office:value="12333" calcext:value-type="float">
            <text:p>12333</text:p>
          </table:table-cell>
          <table:table-cell/>
          <table:table-cell office:value-type="float" office:value="342435" calcext:value-type="float">
            <text:p>342435</text:p>
          </table:table-cell>
          <table:table-cell office:value-type="float" office:value="266814" calcext:value-type="float">
            <text:p>266814</text:p>
          </table:table-cell>
          <table:table-cell office:value-type="float" office:value="75621" calcext:value-type="float">
            <text:p>75621</text:p>
          </table:table-cell>
          <table:table-cell/>
          <table:table-cell table:formula="of:=[.M21]/([.E21]+[.I21]+[.M21])" office:value-type="percentage" office:value="0.804658487534449" calcext:value-type="percentage">
            <text:p>80.47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181026" calcext:value-type="float">
            <text:p>181026</text:p>
          </table:table-cell>
          <table:table-cell office:value-type="float" office:value="173938" calcext:value-type="float">
            <text:p>173938</text:p>
          </table:table-cell>
          <table:table-cell office:value-type="float" office:value="7088" calcext:value-type="float">
            <text:p>7088</text:p>
          </table:table-cell>
          <table:table-cell/>
          <table:table-cell office:value-type="float" office:value="134934" calcext:value-type="float">
            <text:p>134934</text:p>
          </table:table-cell>
          <table:table-cell office:value-type="float" office:value="124015" calcext:value-type="float">
            <text:p>124015</text:p>
          </table:table-cell>
          <table:table-cell office:value-type="float" office:value="10919" calcext:value-type="float">
            <text:p>10919</text:p>
          </table:table-cell>
          <table:table-cell/>
          <table:table-cell office:value-type="float" office:value="342549" calcext:value-type="float">
            <text:p>342549</text:p>
          </table:table-cell>
          <table:table-cell office:value-type="float" office:value="267290" calcext:value-type="float">
            <text:p>267290</text:p>
          </table:table-cell>
          <table:table-cell office:value-type="float" office:value="75259" calcext:value-type="float">
            <text:p>75259</text:p>
          </table:table-cell>
          <table:table-cell/>
          <table:table-cell table:formula="of:=[.M22]/([.E22]+[.I22]+[.M22])" office:value-type="percentage" office:value="0.806928569896854" calcext:value-type="percentage">
            <text:p>80.69%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106324" calcext:value-type="float">
            <text:p>106324</text:p>
          </table:table-cell>
          <table:table-cell office:value-type="float" office:value="102257" calcext:value-type="float">
            <text:p>102257</text:p>
          </table:table-cell>
          <table:table-cell office:value-type="float" office:value="4067" calcext:value-type="float">
            <text:p>4067</text:p>
          </table:table-cell>
          <table:table-cell/>
          <table:table-cell office:value-type="float" office:value="94497" calcext:value-type="float">
            <text:p>94497</text:p>
          </table:table-cell>
          <table:table-cell office:value-type="float" office:value="88176" calcext:value-type="float">
            <text:p>88176</text:p>
          </table:table-cell>
          <table:table-cell office:value-type="float" office:value="6321" calcext:value-type="float">
            <text:p>6321</text:p>
          </table:table-cell>
          <table:table-cell/>
          <table:table-cell office:value-type="float" office:value="377710" calcext:value-type="float">
            <text:p>377710</text:p>
          </table:table-cell>
          <table:table-cell office:value-type="float" office:value="297537" calcext:value-type="float">
            <text:p>297537</text:p>
          </table:table-cell>
          <table:table-cell office:value-type="float" office:value="80173" calcext:value-type="float">
            <text:p>80173</text:p>
          </table:table-cell>
          <table:table-cell/>
          <table:table-cell table:formula="of:=[.M23]/([.E23]+[.I23]+[.M23])" office:value-type="percentage" office:value="0.885292786077892" calcext:value-type="percentage">
            <text:p>88.53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58506" calcext:value-type="float">
            <text:p>58506</text:p>
          </table:table-cell>
          <table:table-cell office:value-type="float" office:value="51367" calcext:value-type="float">
            <text:p>51367</text:p>
          </table:table-cell>
          <table:table-cell office:value-type="float" office:value="7139" calcext:value-type="float">
            <text:p>7139</text:p>
          </table:table-cell>
          <table:table-cell/>
          <table:table-cell office:value-type="float" office:value="65488" calcext:value-type="float">
            <text:p>65488</text:p>
          </table:table-cell>
          <table:table-cell office:value-type="float" office:value="54176" calcext:value-type="float">
            <text:p>54176</text:p>
          </table:table-cell>
          <table:table-cell office:value-type="float" office:value="11312" calcext:value-type="float">
            <text:p>11312</text:p>
          </table:table-cell>
          <table:table-cell/>
          <table:table-cell office:value-type="float" office:value="237253" calcext:value-type="float">
            <text:p>237253</text:p>
          </table:table-cell>
          <table:table-cell office:value-type="float" office:value="161489" calcext:value-type="float">
            <text:p>161489</text:p>
          </table:table-cell>
          <table:table-cell office:value-type="float" office:value="75764" calcext:value-type="float">
            <text:p>75764</text:p>
          </table:table-cell>
          <table:table-cell/>
          <table:table-cell table:formula="of:=[.M24]/([.E24]+[.I24]+[.M24])" office:value-type="percentage" office:value="0.804160696279786" calcext:value-type="percentage">
            <text:p>80.42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151438" calcext:value-type="float">
            <text:p>151438</text:p>
          </table:table-cell>
          <table:table-cell office:value-type="float" office:value="145630" calcext:value-type="float">
            <text:p>145630</text:p>
          </table:table-cell>
          <table:table-cell office:value-type="float" office:value="5808" calcext:value-type="float">
            <text:p>5808</text:p>
          </table:table-cell>
          <table:table-cell/>
          <table:table-cell office:value-type="float" office:value="156924" calcext:value-type="float">
            <text:p>156924</text:p>
          </table:table-cell>
          <table:table-cell office:value-type="float" office:value="143840" calcext:value-type="float">
            <text:p>143840</text:p>
          </table:table-cell>
          <table:table-cell office:value-type="float" office:value="13084" calcext:value-type="float">
            <text:p>13084</text:p>
          </table:table-cell>
          <table:table-cell/>
          <table:table-cell office:value-type="float" office:value="344397" calcext:value-type="float">
            <text:p>344397</text:p>
          </table:table-cell>
          <table:table-cell office:value-type="float" office:value="269207" calcext:value-type="float">
            <text:p>269207</text:p>
          </table:table-cell>
          <table:table-cell office:value-type="float" office:value="75190" calcext:value-type="float">
            <text:p>75190</text:p>
          </table:table-cell>
          <table:table-cell/>
          <table:table-cell table:formula="of:=[.M25]/([.E25]+[.I25]+[.M25])" office:value-type="percentage" office:value="0.799196445653791" calcext:value-type="percentage">
            <text:p>79.92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189646" calcext:value-type="float">
            <text:p>189646</text:p>
          </table:table-cell>
          <table:table-cell office:value-type="float" office:value="182243" calcext:value-type="float">
            <text:p>182243</text:p>
          </table:table-cell>
          <table:table-cell office:value-type="float" office:value="7403" calcext:value-type="float">
            <text:p>7403</text:p>
          </table:table-cell>
          <table:table-cell/>
          <table:table-cell office:value-type="float" office:value="127919" calcext:value-type="float">
            <text:p>127919</text:p>
          </table:table-cell>
          <table:table-cell office:value-type="float" office:value="117334" calcext:value-type="float">
            <text:p>117334</text:p>
          </table:table-cell>
          <table:table-cell office:value-type="float" office:value="10585" calcext:value-type="float">
            <text:p>10585</text:p>
          </table:table-cell>
          <table:table-cell/>
          <table:table-cell office:value-type="float" office:value="345083" calcext:value-type="float">
            <text:p>345083</text:p>
          </table:table-cell>
          <table:table-cell office:value-type="float" office:value="269431" calcext:value-type="float">
            <text:p>269431</text:p>
          </table:table-cell>
          <table:table-cell office:value-type="float" office:value="75652" calcext:value-type="float">
            <text:p>75652</text:p>
          </table:table-cell>
          <table:table-cell/>
          <table:table-cell table:formula="of:=[.M26]/([.E26]+[.I26]+[.M26])" office:value-type="percentage" office:value="0.80790260572405" calcext:value-type="percentage">
            <text:p>80.79%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171672" calcext:value-type="float">
            <text:p>171672</text:p>
          </table:table-cell>
          <table:table-cell office:value-type="float" office:value="165140" calcext:value-type="float">
            <text:p>165140</text:p>
          </table:table-cell>
          <table:table-cell office:value-type="float" office:value="6532" calcext:value-type="float">
            <text:p>6532</text:p>
          </table:table-cell>
          <table:table-cell/>
          <table:table-cell office:value-type="float" office:value="143229" calcext:value-type="float">
            <text:p>143229</text:p>
          </table:table-cell>
          <table:table-cell office:value-type="float" office:value="131593" calcext:value-type="float">
            <text:p>131593</text:p>
          </table:table-cell>
          <table:table-cell office:value-type="float" office:value="11636" calcext:value-type="float">
            <text:p>11636</text:p>
          </table:table-cell>
          <table:table-cell/>
          <table:table-cell office:value-type="float" office:value="354142" calcext:value-type="float">
            <text:p>354142</text:p>
          </table:table-cell>
          <table:table-cell office:value-type="float" office:value="277798" calcext:value-type="float">
            <text:p>277798</text:p>
          </table:table-cell>
          <table:table-cell office:value-type="float" office:value="76344" calcext:value-type="float">
            <text:p>76344</text:p>
          </table:table-cell>
          <table:table-cell/>
          <table:table-cell table:formula="of:=[.M27]/([.E27]+[.I27]+[.M27])" office:value-type="percentage" office:value="0.807770441848654" calcext:value-type="percentage">
            <text:p>80.78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129636" calcext:value-type="float">
            <text:p>129636</text:p>
          </table:table-cell>
          <table:table-cell office:value-type="float" office:value="124401" calcext:value-type="float">
            <text:p>124401</text:p>
          </table:table-cell>
          <table:table-cell office:value-type="float" office:value="5235" calcext:value-type="float">
            <text:p>5235</text:p>
          </table:table-cell>
          <table:table-cell/>
          <table:table-cell office:value-type="float" office:value="120523" calcext:value-type="float">
            <text:p>120523</text:p>
          </table:table-cell>
          <table:table-cell office:value-type="float" office:value="111388" calcext:value-type="float">
            <text:p>111388</text:p>
          </table:table-cell>
          <table:table-cell office:value-type="float" office:value="9135" calcext:value-type="float">
            <text:p>9135</text:p>
          </table:table-cell>
          <table:table-cell/>
          <table:table-cell office:value-type="float" office:value="368619" calcext:value-type="float">
            <text:p>368619</text:p>
          </table:table-cell>
          <table:table-cell office:value-type="float" office:value="290522" calcext:value-type="float">
            <text:p>290522</text:p>
          </table:table-cell>
          <table:table-cell office:value-type="float" office:value="78097" calcext:value-type="float">
            <text:p>78097</text:p>
          </table:table-cell>
          <table:table-cell/>
          <table:table-cell table:formula="of:=[.M28]/([.E28]+[.I28]+[.M28])" office:value-type="percentage" office:value="0.844593206224923" calcext:value-type="percentage">
            <text:p>84.46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188589" calcext:value-type="float">
            <text:p>188589</text:p>
          </table:table-cell>
          <table:table-cell office:value-type="float" office:value="182244" calcext:value-type="float">
            <text:p>182244</text:p>
          </table:table-cell>
          <table:table-cell office:value-type="float" office:value="6345" calcext:value-type="float">
            <text:p>6345</text:p>
          </table:table-cell>
          <table:table-cell/>
          <table:table-cell office:value-type="float" office:value="156662" calcext:value-type="float">
            <text:p>156662</text:p>
          </table:table-cell>
          <table:table-cell office:value-type="float" office:value="143854" calcext:value-type="float">
            <text:p>143854</text:p>
          </table:table-cell>
          <table:table-cell office:value-type="float" office:value="12808" calcext:value-type="float">
            <text:p>12808</text:p>
          </table:table-cell>
          <table:table-cell/>
          <table:table-cell office:value-type="float" office:value="348579" calcext:value-type="float">
            <text:p>348579</text:p>
          </table:table-cell>
          <table:table-cell office:value-type="float" office:value="272455" calcext:value-type="float">
            <text:p>272455</text:p>
          </table:table-cell>
          <table:table-cell office:value-type="float" office:value="76124" calcext:value-type="float">
            <text:p>76124</text:p>
          </table:table-cell>
          <table:table-cell/>
          <table:table-cell table:formula="of:=[.M29]/([.E29]+[.I29]+[.M29])" office:value-type="percentage" office:value="0.798975618459859" calcext:value-type="percentage">
            <text:p>79.90%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177794" calcext:value-type="float">
            <text:p>177794</text:p>
          </table:table-cell>
          <table:table-cell office:value-type="float" office:value="172750" calcext:value-type="float">
            <text:p>172750</text:p>
          </table:table-cell>
          <table:table-cell office:value-type="float" office:value="5044" calcext:value-type="float">
            <text:p>5044</text:p>
          </table:table-cell>
          <table:table-cell/>
          <table:table-cell office:value-type="float" office:value="155484" calcext:value-type="float">
            <text:p>155484</text:p>
          </table:table-cell>
          <table:table-cell office:value-type="float" office:value="142683" calcext:value-type="float">
            <text:p>142683</text:p>
          </table:table-cell>
          <table:table-cell office:value-type="float" office:value="12801" calcext:value-type="float">
            <text:p>12801</text:p>
          </table:table-cell>
          <table:table-cell/>
          <table:table-cell office:value-type="float" office:value="349063" calcext:value-type="float">
            <text:p>349063</text:p>
          </table:table-cell>
          <table:table-cell office:value-type="float" office:value="272843" calcext:value-type="float">
            <text:p>272843</text:p>
          </table:table-cell>
          <table:table-cell office:value-type="float" office:value="76220" calcext:value-type="float">
            <text:p>76220</text:p>
          </table:table-cell>
          <table:table-cell/>
          <table:table-cell table:formula="of:=[.M30]/([.E30]+[.I30]+[.M30])" office:value-type="percentage" office:value="0.810290756391857" calcext:value-type="percentage">
            <text:p>81.03%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178095" calcext:value-type="float">
            <text:p>178095</text:p>
          </table:table-cell>
          <table:table-cell office:value-type="float" office:value="171243" calcext:value-type="float">
            <text:p>171243</text:p>
          </table:table-cell>
          <table:table-cell office:value-type="float" office:value="6852" calcext:value-type="float">
            <text:p>6852</text:p>
          </table:table-cell>
          <table:table-cell/>
          <table:table-cell office:value-type="float" office:value="140442" calcext:value-type="float">
            <text:p>140442</text:p>
          </table:table-cell>
          <table:table-cell office:value-type="float" office:value="128767" calcext:value-type="float">
            <text:p>128767</text:p>
          </table:table-cell>
          <table:table-cell office:value-type="float" office:value="11675" calcext:value-type="float">
            <text:p>11675</text:p>
          </table:table-cell>
          <table:table-cell/>
          <table:table-cell office:value-type="float" office:value="343787" calcext:value-type="float">
            <text:p>343787</text:p>
          </table:table-cell>
          <table:table-cell office:value-type="float" office:value="268117" calcext:value-type="float">
            <text:p>268117</text:p>
          </table:table-cell>
          <table:table-cell office:value-type="float" office:value="75670" calcext:value-type="float">
            <text:p>75670</text:p>
          </table:table-cell>
          <table:table-cell/>
          <table:table-cell table:formula="of:=[.M31]/([.E31]+[.I31]+[.M31])" office:value-type="percentage" office:value="0.803316453814877" calcext:value-type="percentage">
            <text:p>80.33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185743" calcext:value-type="float">
            <text:p>185743</text:p>
          </table:table-cell>
          <table:table-cell office:value-type="float" office:value="178576" calcext:value-type="float">
            <text:p>178576</text:p>
          </table:table-cell>
          <table:table-cell office:value-type="float" office:value="7167" calcext:value-type="float">
            <text:p>7167</text:p>
          </table:table-cell>
          <table:table-cell/>
          <table:table-cell office:value-type="float" office:value="129126" calcext:value-type="float">
            <text:p>129126</text:p>
          </table:table-cell>
          <table:table-cell office:value-type="float" office:value="118104" calcext:value-type="float">
            <text:p>118104</text:p>
          </table:table-cell>
          <table:table-cell office:value-type="float" office:value="11022" calcext:value-type="float">
            <text:p>11022</text:p>
          </table:table-cell>
          <table:table-cell/>
          <table:table-cell office:value-type="float" office:value="345662" calcext:value-type="float">
            <text:p>345662</text:p>
          </table:table-cell>
          <table:table-cell office:value-type="float" office:value="269825" calcext:value-type="float">
            <text:p>269825</text:p>
          </table:table-cell>
          <table:table-cell office:value-type="float" office:value="75837" calcext:value-type="float">
            <text:p>75837</text:p>
          </table:table-cell>
          <table:table-cell/>
          <table:table-cell table:formula="of:=[.M32]/([.E32]+[.I32]+[.M32])" office:value-type="percentage" office:value="0.806553506476932" calcext:value-type="percentage">
            <text:p>80.66%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112494" calcext:value-type="float">
            <text:p>112494</text:p>
          </table:table-cell>
          <table:table-cell office:value-type="float" office:value="107909" calcext:value-type="float">
            <text:p>107909</text:p>
          </table:table-cell>
          <table:table-cell office:value-type="float" office:value="4585" calcext:value-type="float">
            <text:p>4585</text:p>
          </table:table-cell>
          <table:table-cell/>
          <table:table-cell office:value-type="float" office:value="127021" calcext:value-type="float">
            <text:p>127021</text:p>
          </table:table-cell>
          <table:table-cell office:value-type="float" office:value="117563" calcext:value-type="float">
            <text:p>117563</text:p>
          </table:table-cell>
          <table:table-cell office:value-type="float" office:value="9458" calcext:value-type="float">
            <text:p>9458</text:p>
          </table:table-cell>
          <table:table-cell/>
          <table:table-cell office:value-type="float" office:value="365143" calcext:value-type="float">
            <text:p>365143</text:p>
          </table:table-cell>
          <table:table-cell office:value-type="float" office:value="286820" calcext:value-type="float">
            <text:p>286820</text:p>
          </table:table-cell>
          <table:table-cell office:value-type="float" office:value="78323" calcext:value-type="float">
            <text:p>78323</text:p>
          </table:table-cell>
          <table:table-cell/>
          <table:table-cell table:formula="of:=[.M33]/([.E33]+[.I33]+[.M33])" office:value-type="percentage" office:value="0.847963536366195" calcext:value-type="percentage">
            <text:p>84.80%</text:p>
          </table:table-cell>
        </table:table-row>
        <table:table-row table:style-name="ro1" table:number-rows-repeated="2">
          <table:table-cell table:number-columns-repeated="14"/>
          <table:table-cell table:style-name="Default"/>
        </table:table-row>
        <table:table-row table:style-name="ro1">
          <table:table-cell table:number-columns-repeated="14"/>
          <table:table-cell table:formula="of:=SUM([.O2:.O33])/32" office:value-type="percentage" office:value="0.815547723160693" calcext:value-type="percentage">
            <text:p>81.55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5T14:17:42.398236662</dc:date>
    <meta:editing-duration>PT2M54S</meta:editing-duration>
    <meta:editing-cycles>1</meta:editing-cycles>
    <meta:document-statistic meta:table-count="1" meta:cell-count="396" meta:object-count="0"/>
    <meta:generator>LibreOffice/5.1.6.2$Linux_X86_64 LibreOffice_project/10m0$Build-2</meta:generator>
  </office:meta>
</office:document-meta>
</file>